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delle" svg:font-family="adelle, Georgia, 'Times New Roman', 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 fo:font-size="12pt" fo:font-weight="normal" officeooo:rsid="000e2dcf" officeooo:paragraph-rsid="000fc8b7" style:font-size-asian="12pt" style:font-weight-asian="normal" style:font-size-complex="12pt" style:font-weight-complex="normal"/>
    </style:style>
    <style:style style:name="P2" style:family="paragraph" style:parent-style-name="Text_20_body" style:list-style-name="L1">
      <style:text-properties style:font-name="Liberation Sans"/>
    </style:style>
    <style:style style:name="P3" style:family="paragraph" style:parent-style-name="Text_20_body">
      <style:text-properties style:text-line-through-style="none" style:text-line-through-type="none" style:font-name="Liberation Sans" fo:font-weight="bold" style:font-weight-asian="bold" style:font-weight-complex="bold"/>
    </style:style>
    <style:style style:name="P4" style:family="paragraph" style:parent-style-name="Text_20_body" style:list-style-name="L1">
      <style:text-properties style:text-line-through-style="none" style:text-line-through-type="none" style:font-name="Liberation Sans"/>
    </style:style>
    <style:style style:name="T1" style:family="text">
      <style:text-properties style:font-name="Liberation Sans"/>
    </style:style>
    <style:style style:name="T2" style:family="text">
      <style:text-properties fo:font-weight="bold" officeooo:rsid="00137f62" style:font-weight-asian="bold" style:font-weight-complex="bold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fo:font-weight="bold" officeooo:rsid="00137f62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61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. Git Basics</text:p>
      <text:list xml:id="list360482374" text:style-name="L1">
        <text:list-item>
          <text:p text:style-name="P4">2.1. Getting a Git Repository</text:p>
        </text:list-item>
        <text:list-item>
          <text:p text:style-name="P4">2.2. Recording Changes to the Repository</text:p>
        </text:list-item>
        <text:list-item>
          <text:p text:style-name="P4">2.3. Viewing the Commit History</text:p>
        </text:list-item>
        <text:list-item>
          <text:p text:style-name="P4">2.4. Undoing Things</text:p>
        </text:list-item>
        <text:list-item>
          <text:p text:style-name="P4">2.5. Working with Remotes </text:p>
        </text:list-item>
        <text:list-item>
          <text:p text:style-name="P2">2.6. Tagging</text:p>
        </text:list-item>
        <text:list-item>
          <text:p text:style-name="P2">2.7. Git Aliases</text:p>
        </text:list-item>
        <text:list-item>
          <text:p text:style-name="P2">2.8. Summary</text:p>
        </text:list-item>
      </text:list>
      <text:p text:style-name="Text_20_body"><text:span text:style-name="Source_20_Text"><text:span text:style-name="T1"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delle" svg:font-family="adelle, Georgia, 'Times New Roman', serif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18T06:54:17.377404038</dc:date>
    <meta:editing-duration>PT1H14M52S</meta:editing-duration>
    <meta:editing-cycles>12</meta:editing-cycles>
    <meta:generator>LibreOffice/7.0.3.1$Linux_X86_64 LibreOffice_project/00$Build-1</meta:generator>
    <meta:document-statistic meta:table-count="0" meta:image-count="0" meta:object-count="0" meta:page-count="1" meta:paragraph-count="9" meta:word-count="41" meta:character-count="214" meta:non-whitespace-character-count="189"/>
  </office:meta>
</office:document-meta>
</file>